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7</text:p>
      <text:p text:style-name="Standard">„Änderung der Home-Station“</text:p>
      <text:p text:style-name="Standard"/>
      <text:p text:style-name="Standard">Ein Fahrer kann (einzeln für jedes seiner Fahrzeuge) seine Home-Station bzw. die entsprechende Postleitzahl jederzeit ändern. Dazu gibt es einen speziellen Formular und von der Homepage aus einen Li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9T02:48:50</meta:creation-date>
    <meta:document-statistic meta:table-count="0" meta:image-count="0" meta:object-count="0" meta:page-count="1" meta:paragraph-count="3" meta:word-count="36" meta:character-count="240"/>
    <dc:date>2012-01-09T03:18:45</dc:date>
    <dc:creator>Mr.H </dc:creator>
    <meta:editing-duration>PT00H14M44S</meta:editing-duration>
    <meta:editing-cycles>1</meta:editing-cycles>
    <meta:generator>OpenOffice.org/3.2$Linux OpenOffice.org_project/320m12$Build-9483</meta:generator>
  </office:meta>
</office:document-meta>
</file>